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11212">
            <text:p>￥11,21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4">
            <text:p>9月4日</text:p>
          </table:table-cell>
          <table:table-cell table:style-name="ce8" office:value-type="currency" office:currency="JPY" office:value="708">
            <text:p>￥708</text:p>
          </table:table-cell>
          <table:table-cell table:style-name="ce14" office:value-type="string">
            <text:p>ﾔｸﾙﾄ,刺身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747">
            <text:p>￥747</text:p>
          </table:table-cell>
          <table:table-cell table:style-name="ce13" office:value-type="string">
            <text:p>ﾚﾓﾝﾃｨｰ,野菜汁,酎ハイ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481">
            <text:p>￥481</text:p>
          </table:table-cell>
          <table:table-cell table:style-name="ce13" office:value-type="string">
            <text:p>ﾚﾓﾝﾃｨｰ,酎ハイ,鉄火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1010">
            <text:p>￥1,010</text:p>
          </table:table-cell>
          <table:table-cell table:style-name="ce13" office:value-type="string">
            <text:p>菓子,刺身,ﾚﾓﾝﾃｨｰ,ﾔｸﾙ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9" office:value-type="currency" office:currency="JPY" office:value="427">
            <text:p>￥427</text:p>
          </table:table-cell>
          <table:table-cell table:style-name="ce13" office:value-type="string">
            <text:p>酎ハイ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3" office:value-type="string">
            <text:p>ﾚﾓﾝﾃｨｰ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9">
            <text:p>9月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9">
            <text:p>9月9日</text:p>
          </table:table-cell>
          <table:table-cell table:style-name="ce8" office:value-type="currency" office:currency="JPY" office:value="1438">
            <text:p>￥1,438</text:p>
          </table:table-cell>
          <table:table-cell table:style-name="ce13" office:value-type="string">
            <text:p>牛乳,菓子,ﾚﾓﾝﾃｨｰ,刺身,酎ハイ,ﾌﾞﾀﾒ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10">
            <text:p>9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10">
            <text:p>9月10日</text:p>
          </table:table-cell>
          <table:table-cell table:style-name="ce8" office:value-type="currency" office:currency="JPY" office:value="618">
            <text:p>￥618</text:p>
          </table:table-cell>
          <table:table-cell table:style-name="ce13" office:value-type="string">
            <text:p>ﾚﾓﾝﾃｨｰ,酎ハイ,刺身,野菜汁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11">
            <text:p>9月1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11">
            <text:p>9月11日</text:p>
          </table:table-cell>
          <table:table-cell table:style-name="ce9" office:value-type="currency" office:currency="JPY" office:value="243">
            <text:p>￥243</text:p>
          </table:table-cell>
          <table:table-cell table:style-name="ce13" office:value-type="string">
            <text:p>ﾚﾓﾝﾃｨｰ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2018/09/11</text:date>, <text:time>22:15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11T22:15:46</dc:date>
    <dc:creator>鈴木 豊樹</dc:creator>
    <meta:editing-duration>P1DT8H7M53S</meta:editing-duration>
    <meta:editing-cycles>193</meta:editing-cycles>
    <meta:generator>OpenOffice/4.1.5$Unix OpenOffice.org_project/415m1$Build-9789</meta:generator>
    <meta:document-statistic meta:table-count="9" meta:cell-count="1145" meta:object-count="0"/>
  </office:meta>
</office:document-meta>
</file>